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1.8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frame draw:style-name="gr3" draw:text-style-name="P2" draw:layer="layout" svg:width="6.683cm" svg:height="1.521cm" svg:x="2.138cm" svg:y="3.073cm">
          <draw:text-box>
            <text:p><text:span text:style-name="T1">X is the bit string used to</text:span></text:p>
            <text:p><text:span text:style-name="T1">reach node M.</text:span></text:p>
          </draw:text-box>
        </draw:frame>
        <draw:line draw:style-name="gr4" draw:text-style-name="P1" draw:layer="layout" svg:x1="5.051cm" svg:y1="4.704cm" svg:x2="5.8cm" svg:y2="6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49:24.069450978</dc:date>
    <dc:creator>elucterio </dc:creator>
    <meta:editing-duration>P0D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